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57cm"/>
    </style:style>
    <style:style style:name="gr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859cm"/>
    </style:style>
    <style:style style:name="gr3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853cm"/>
    </style:style>
    <style:style style:name="gr4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669cm"/>
    </style:style>
    <style:style style:name="gr5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777cm"/>
    </style:style>
    <style:style style:name="gr6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317cm"/>
    </style:style>
    <style:style style:name="gr7" style:family="graphic" style:parent-style-name="standard">
      <style:graphic-properties draw:fill="none" draw:fill-color="#cfe7f5" draw:textarea-horizontal-align="justify" draw:textarea-vertical-align="middle" draw:auto-grow-height="false" fo:min-height="1.573cm" fo:min-width="4.352cm"/>
    </style:style>
    <style:style style:name="gr8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425cm"/>
    </style:style>
    <style:style style:name="gr9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955cm"/>
    </style:style>
    <style:style style:name="gr10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5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none" draw:fill-color="#cfe7f5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/>
    </style:style>
    <style:style style:name="T2" style:family="text">
      <style:text-properties fo:color="#0000ff" fo:font-size="10pt"/>
    </style:style>
    <style:style style:name="T3" style:family="text">
      <style:text-properties fo:color="#990000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268cm" svg:height="2.041cm" svg:x="10.807cm" svg:y="1.508cm">
          <text:p text:style-name="P1"><text:span text:style-name="T1">Atom</text:span></text:p>
          <text:p text:style-name="P1"><text:span text:style-name="T2">PK:DB_Atom_ID</text:span></text:p>
          <text:p text:style-name="P1"><text:span text:style-name="T3">FK1:DB_Nucleus_ID</text:span></text:p>
          <text:p text:style-name="P1"><text:span text:style-name="T3">FK2:DB_Electron_syste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471cm" svg:height="1.159cm" svg:x="6.777cm" svg:y="5.632cm">
          <text:p text:style-name="P1"><text:span text:style-name="T1">Chem_comp</text:span></text:p>
          <text:p text:style-name="P1"><text:span text:style-name="T2">PK:DB_Chem_Comp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5.551cm" svg:height="2.041cm" svg:x="14.843cm" svg:y="5.191cm">
          <text:p text:style-name="P1"><text:span text:style-name="T1">Chem_comp_atom</text:span></text:p>
          <text:p text:style-name="P1"><text:span text:style-name="T2">PK:DB_Chem_comp_atom_ID,</text:span></text:p>
          <text:p text:style-name="P1"><text:span text:style-name="T3">FK1:DB_Chem_comp_ID</text:span></text:p>
          <text:p text:style-name="P1"><text:span text:style-name="T3">FK2:DB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3.281cm" svg:height="1.159cm" svg:x="3.434cm" svg:y="9.755cm">
          <text:p text:style-name="P1"><text:span text:style-name="T1">Entity</text:span></text:p>
          <text:p text:style-name="P1"><text:span text:style-name="T2">PK:DB_Entit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5.475cm" svg:height="2.041cm" svg:x="10.498cm" svg:y="9.314cm">
          <text:p text:style-name="P1"><text:span text:style-name="T1">Entity_chem_comp</text:span></text:p>
          <text:p text:style-name="P1"><text:span text:style-name="T2">PK:DB_Entity_chem_comp_ID</text:span></text:p>
          <text:p text:style-name="P1"><text:span text:style-name="T3">FK1:DB_Entity_ID</text:span></text:p>
          <text:p text:style-name="P1"><text:span text:style-name="T3">FK2:DB_Chem_comp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7" draw:id="id7" draw:layer="layout" svg:width="3.929cm" svg:height="1.159cm" svg:x="1.062cm" svg:y="13.471cm">
          <text:p text:style-name="P1"><text:span text:style-name="T1">Assembly</text:span></text:p>
          <text:p text:style-name="P1"><text:span text:style-name="T2">PK:DB_Assembl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6" draw:id="id6" draw:layer="layout" svg:width="5.048cm" svg:height="2.019cm" svg:x="7.503cm" svg:y="13.041cm">
          <text:p text:style-name="P1"><text:span text:style-name="T1">Assembly_entity</text:span></text:p>
          <text:p text:style-name="P1"><text:span text:style-name="T2">PK:DB_Assembly_entity_ID</text:span></text:p>
          <text:p text:style-name="P1"><text:span text:style-name="T3">FK1:DB_Assembly_ID</text:span></text:p>
          <text:p text:style-name="P1"><text:span text:style-name="T3">FK2:DB_Entit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9" draw:id="id9" draw:layer="layout" svg:width="6.123cm" svg:height="2.041cm" svg:x="13.968cm" svg:y="13.03cm">
          <text:p text:style-name="P1"><text:span text:style-name="T1">Assembly_chem_comp</text:span></text:p>
          <text:p text:style-name="P1"><text:span text:style-name="T2">PK:DB_Assembly_chem_comp_ID</text:span></text:p>
          <text:p text:style-name="P1"><text:span text:style-name="T3">FK1:DB_Assembly_entity_ID</text:span></text:p>
          <text:p text:style-name="P1"><text:span text:style-name="T3">FK2:DB_Entity_chem_comp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0" draw:id="id10" draw:layer="layout" svg:width="5.697cm" svg:height="2.483cm" svg:x="21.182cm" svg:y="12.809cm">
          <text:p text:style-name="P1"><text:span text:style-name="T1">Assembly_atom</text:span></text:p>
          <text:p text:style-name="P1"><text:span text:style-name="T2">PK:DB_Assembly_atom_ID</text:span></text:p>
          <text:p text:style-name="P1"><text:span text:style-name="T3">FK1:DB_Assembly_chem_comp_ID</text:span></text:p>
          <text:p text:style-name="P1"><text:span text:style-name="T3">FK2:DB_Entity_chem_comp_ID</text:span></text:p>
          <text:p text:style-name="P1"><text:span text:style-name="T3">FK3:DB_Chem_comp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8" draw:id="id8" draw:layer="layout" svg:width="5.653cm" svg:height="2.041cm" svg:x="18.569cm" svg:y="9.314cm">
          <text:p text:style-name="P1"><text:span text:style-name="T1">Entity_atom</text:span></text:p>
          <text:p text:style-name="P1"><text:span text:style-name="T2">PK:DB_Entity_atom_ID</text:span></text:p>
          <text:p text:style-name="P1"><text:span text:style-name="T3">FK1:DB_Entity_chem_comp_ID</text:span></text:p>
          <text:p text:style-name="P1"><text:span text:style-name="T3">FK2:DB_Chem_comp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4.843cm" svg:y1="6.211cm" svg:x2="13.441cm" svg:y2="3.549cm" draw:start-shape="id1" draw:start-glue-point="3" draw:end-shape="id2" draw:end-glue-point="2" svg:d="M14843 6211c-935 0-1402-887-1402-2662" svg:viewBox="0 0 1403 2663">
          <text:p/>
        </draw:connector>
        <draw:connector draw:style-name="gr11" draw:text-style-name="P3" draw:layer="layout" draw:type="curve" svg:x1="14.843cm" svg:y1="6.211cm" svg:x2="11.248cm" svg:y2="6.211cm" draw:start-shape="id1" draw:start-glue-point="3" draw:end-shape="id3" draw:end-glue-point="1" svg:d="M14843 6211h-3595" svg:viewBox="0 0 3596 1">
          <text:p/>
        </draw:connector>
        <draw:connector draw:style-name="gr11" draw:text-style-name="P3" draw:layer="layout" draw:type="curve" svg:x1="10.498cm" svg:y1="10.334cm" svg:x2="9.012cm" svg:y2="6.791cm" draw:start-shape="id4" draw:start-glue-point="3" draw:end-shape="id3" draw:end-glue-point="2" svg:d="M10498 10334c-991 0-1486-1181-1486-3543" svg:viewBox="0 0 1487 3544">
          <text:p/>
        </draw:connector>
        <draw:connector draw:style-name="gr11" draw:text-style-name="P3" draw:layer="layout" draw:type="curve" svg:x1="10.498cm" svg:y1="10.334cm" svg:x2="6.715cm" svg:y2="10.334cm" draw:start-shape="id4" draw:start-glue-point="3" draw:end-shape="id5" draw:end-glue-point="1" svg:d="M10498 10334h-3783" svg:viewBox="0 0 3784 1">
          <text:p/>
        </draw:connector>
        <draw:connector draw:style-name="gr11" draw:text-style-name="P3" draw:layer="layout" draw:type="curve" svg:x1="7.503cm" svg:y1="14.05cm" svg:x2="5.074cm" svg:y2="10.914cm" draw:start-shape="id6" draw:start-glue-point="3" draw:end-shape="id5" draw:end-glue-point="2" svg:d="M7503 14050c-1620 0-2429-1045-2429-3136" svg:viewBox="0 0 2430 3137">
          <text:p/>
        </draw:connector>
        <draw:connector draw:style-name="gr11" draw:text-style-name="P3" draw:layer="layout" draw:type="curve" svg:x1="7.503cm" svg:y1="14.05cm" svg:x2="4.991cm" svg:y2="14.05cm" draw:start-shape="id6" draw:start-glue-point="3" draw:end-shape="id7" draw:end-glue-point="1" svg:d="M7503 14050h-2512" svg:viewBox="0 0 2513 1">
          <text:p/>
        </draw:connector>
        <draw:connector draw:style-name="gr11" draw:text-style-name="P3" draw:layer="layout" draw:type="curve" svg:x1="18.569cm" svg:y1="10.334cm" svg:x2="17.618cm" svg:y2="7.232cm" draw:start-shape="id8" draw:start-glue-point="3" draw:end-shape="id1" svg:d="M18569 10334c-634 0-951-1034-951-3102" svg:viewBox="0 0 952 3103">
          <text:p/>
        </draw:connector>
        <draw:connector draw:style-name="gr11" draw:text-style-name="P3" draw:layer="layout" draw:type="curve" svg:x1="18.569cm" svg:y1="10.334cm" svg:x2="15.973cm" svg:y2="10.334cm" draw:start-shape="id8" draw:start-glue-point="3" draw:end-shape="id4" draw:end-glue-point="1" svg:d="M18569 10334h-2596" svg:viewBox="0 0 2597 1">
          <text:p/>
        </draw:connector>
        <draw:connector draw:style-name="gr11" draw:text-style-name="P3" draw:layer="layout" draw:type="curve" svg:x1="13.968cm" svg:y1="14.05cm" svg:x2="13.235cm" svg:y2="11.355cm" draw:start-shape="id9" draw:start-glue-point="3" draw:end-shape="id4" draw:end-glue-point="2" svg:d="M13968 14050c-489 0-733-898-733-2695" svg:viewBox="0 0 734 2696">
          <text:p/>
        </draw:connector>
        <draw:connector draw:style-name="gr11" draw:text-style-name="P3" draw:layer="layout" draw:type="curve" svg:x1="13.968cm" svg:y1="14.05cm" svg:x2="12.551cm" svg:y2="14.05cm" draw:start-shape="id9" draw:start-glue-point="3" draw:end-shape="id6" draw:end-glue-point="1" svg:d="M13968 14050h-1417" svg:viewBox="0 0 1418 1">
          <text:p/>
        </draw:connector>
        <draw:connector draw:style-name="gr11" draw:text-style-name="P3" draw:layer="layout" draw:type="curve" svg:x1="21.182cm" svg:y1="14.05cm" svg:x2="20.091cm" svg:y2="14.05cm" draw:start-shape="id10" draw:start-glue-point="3" draw:end-shape="id9" svg:d="M21182 14050h-1091" svg:viewBox="0 0 1092 1">
          <text:p/>
        </draw:connector>
        <draw:connector draw:style-name="gr12" draw:text-style-name="P3" draw:layer="layout" draw:type="curve" svg:x1="21.182cm" svg:y1="14.05cm" svg:x2="21.395cm" svg:y2="11.355cm" draw:start-shape="id10" draw:start-glue-point="3" draw:end-shape="id8" draw:end-glue-point="2" svg:d="M21182 14050c-753 0-627-984-386-1386s599-219 599-1309" svg:viewBox="0 0 786 2696">
          <text:p/>
        </draw:connector>
        <draw:connector draw:style-name="gr13" draw:text-style-name="P3" draw:layer="layout" draw:type="curve" svg:x1="21.182cm" svg:y1="14.05cm" svg:x2="15.973cm" svg:y2="10.334cm" draw:start-shape="id10" draw:start-glue-point="3" draw:end-shape="id4" draw:end-glue-point="1" svg:d="M21182 14050c-3907 0-1303-3716-5209-3716" svg:viewBox="0 0 5210 3717">
          <text:p/>
        </draw:connector>
        <draw:connector draw:style-name="gr13" draw:text-style-name="P3" draw:layer="layout" draw:type="curve" svg:x1="21.182cm" svg:y1="14.05cm" svg:x2="17.618cm" svg:y2="7.232cm" draw:start-shape="id10" draw:start-glue-point="3" draw:end-shape="id1" svg:d="M21182 14050c-2376 0-3564-2272-3564-6818" svg:viewBox="0 0 3565 6819">
          <text:p/>
        </draw:connector>
        <draw:frame draw:style-name="gr14" draw:text-style-name="P4" draw:layer="layout" svg:width="20.193cm" svg:height="2.54cm" svg:x="5.318cm" svg:y="16.748cm">
          <draw:text-box>
            <text:p>The dotted connectors are those ones which we decided after our discussion. After looking at the simplified diagram, I am thinking <text:s/></text:p>
            <text:p>Why not replace the dotted connections with the red connection?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1:39:25.603730933</meta:creation-date>
    <dc:date>2016-02-17T13:27:52.570737030</dc:date>
    <meta:editing-duration>PT1H32M46S</meta:editing-duration>
    <meta:editing-cycles>3</meta:editing-cycles>
    <meta:generator>LibreOffice/5.0.3.2$Linux_X86_64 LibreOffice_project/00m0$Build-2</meta:generator>
    <meta:document-statistic meta:object-count="25"/>
  </office:meta>
</office:document-meta>
</file>